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treDoc" style:family="table">
      <style:table-properties style:width="7.303cm" table:align="left"/>
    </style:style>
    <style:style style:name="TitreDoc.A" style:family="table-column">
      <style:table-column-properties style:column-width="7.303cm"/>
    </style:style>
    <style:style style:name="P1" style:family="paragraph" style:parent-style-name="Table_20_Contents">
      <style:paragraph-properties fo:text-align="justify" style:justify-single-word="false"/>
      <style:text-properties fo:color="#3399ff" style:font-name="Arial" fo:font-size="14pt" officeooo:rsid="00107587" officeooo:paragraph-rsid="00107587" style:font-name-asian="Courier New" style:font-size-asian="14pt" style:font-name-complex="Liberation Mono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4pt" officeooo:rsid="00107587" officeooo:paragraph-rsid="00107587" style:font-size-asian="14pt" style:font-size-complex="14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07587" style:font-size-asian="10.5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2f711" style:font-size-asian="10.5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0pt" officeooo:rsid="00107587" officeooo:paragraph-rsid="00107587" style:font-size-asian="8.75pt" style:font-size-complex="10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0pt" officeooo:rsid="00107587" officeooo:paragraph-rsid="0012f711" style:font-size-asian="8.75pt" style:font-size-complex="10pt"/>
    </style:style>
    <style:style style:name="P7" style:family="paragraph" style:parent-style-name="Preformatted_20_Text">
      <style:paragraph-properties fo:text-align="justify" style:justify-single-word="false" fo:break-before="page"/>
      <style:text-properties style:font-name="Arial" fo:font-size="14pt" officeooo:rsid="00107587" officeooo:paragraph-rsid="00107587" style:font-size-asian="14pt" style:font-size-complex="14pt"/>
    </style:style>
    <style:style style:name="P8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07587" style:font-size-asian="10.5pt" style:font-size-complex="12pt"/>
    </style:style>
    <style:style style:name="P9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2f711" style:font-size-asian="10.5pt" style:font-size-complex="12pt"/>
    </style:style>
    <style:style style:name="T1" style:family="text">
      <style:text-properties fo:color="#3399ff"/>
    </style:style>
    <style:style style:name="T2" style:family="text">
      <style:text-properties officeooo:rsid="00125ca0"/>
    </style:style>
    <style:style style:name="T3" style:family="text">
      <style:text-properties officeooo:rsid="0012f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reDoc" table:style-name="TitreDoc">
        <table:table-column table:style-name="TitreDoc.A"/>
        <table:table-row>
          <table:table-cell office:value-type="string">
            <text:p text:style-name="P1">Killian Le Page</text:p>
          </table:table-cell>
        </table:table-row>
        <table:table-row>
          <table:table-cell office:value-type="string">
            <text:p text:style-name="P1">Erwan Lenotte</text:p>
          </table:table-cell>
        </table:table-row>
        <table:table-row>
          <table:table-cell office:value-type="string">
            <text:p text:style-name="P1">M1 Info 2015-2016</text:p>
          </table:table-cell>
        </table:table-row>
      </table:table>
      <text:p text:style-name="P2"><text:tab/><text:span text:style-name="T1"><text:tab/>Documentation concernant le développement de JShellBook</text:span></text:p>
      <text:p text:style-name="P7">Sommaire</text:p>
      <text:p text:style-name="P2"><text:tab/><text:tab/>[À FAIRE SI NÉCESSAIRE]</text:p>
      <text:p text:style-name="P8"><text:tab/>I- Règles de nommage et organisation des sources</text:p>
      <text:p text:style-name="P3"/>
      <text:p text:style-name="P5"><text:tab/>Les package du projet se trouvent tous dans le dossier src.</text:p>
      <text:p text:style-name="P5"><text:tab/>La règle de nommage est la suivante : </text:p>
      <text:p text:style-name="P5"/>
      <text:p text:style-name="P5"><text:tab/><text:tab/>Un package sera nommé de la façon suivante : </text:p>
      <text:p text:style-name="P5"><text:tab/><text:tab/><text:tab/><text:tab/>fr.umlv.jshellbook.[nom_du_module]</text:p>
      <text:p text:style-name="P5"><text:tab/><text:tab/><text:tab/>avec [nom_du_module] le module que nous voulons développer.</text:p>
      <text:p text:style-name="P5"><text:tab/></text:p>
      <text:p text:style-name="P5"><text:tab/><text:tab/>Les modules <text:span text:style-name="T2">sont nommé en fonction de la responsabilités que nous voulons développer.</text:span></text:p>
      <text:p text:style-name="P5"/>
      <text:p text:style-name="P5"><text:tab/><text:tab/><text:span text:style-name="T2">Les classes contenues dans les packages représenteront par la suite les fonctions que nous voulons développer au sein d'un package </text:span></text:p>
      <text:p text:style-name="P5"/>
      <text:p text:style-name="P5"/>
      <text:p text:style-name="P5"><text:tab/><text:span text:style-name="T2">Il en va de même pour le dossier de test à la différence près que ce dossier à pour but de regrouper les différents tests de nos packages composant le projet.</text:span></text:p>
      <text:p text:style-name="P9"><text:tab/>I<text:span text:style-name="T3">I</text:span>- <text:span text:style-name="T3">Diagrammes ULM des classes du projet JShellBook</text:span></text:p>
      <text:p text:style-name="P4"/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2T17:17:06.866962869</dc:date>
    <dc:creator>Killian Vm</dc:creator>
    <meta:editing-duration>PT15M3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4" meta:paragraph-count="18" meta:word-count="136" meta:character-count="864" meta:non-whitespace-character-count="716"/>
  </office:meta>
</office:document-meta>
</file>